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3cm" svg:stroke-color="#ff0000" draw:marker-start="Arrow" draw:marker-start-width="0.75cm" draw:marker-end="Arrow" draw:marker-end-width="0.75cm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333333" draw:marker-start="Arrow" draw:marker-start-width="0.75cm" draw:marker-end="Arrow" draw:marker-end-width="0.75cm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svg:stroke-color="#dd4814" draw:marker-start="Arrow" draw:marker-start-width="0.3cm" draw:marker-end="Arrow" draw:marker-end-width="0.3cm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dd4814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333333"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family="'Arial Black'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fo:font-family="'Arial Black'" style:font-pitch="variabl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cm" svg:height="3.4cm" svg:x="3.3cm" svg:y="3.4cm">
          <text:p text:style-name="P1"><text:span text:style-name="T1">Server 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5.6cm" svg:height="3.4cm" svg:x="3.3cm" svg:y="11.4cm">
          <text:p text:style-name="P2"><text:span text:style-name="T1">Server 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5.6cm" svg:height="3.4cm" svg:x="10.8cm" svg:y="7.1cm">
          <text:p text:style-name="P3"><text:span text:style-name="T1">Server 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3" draw:layer="layout" svg:x1="8.5cm" svg:y1="5.1cm" svg:x2="13.6cm" svg:y2="7.6cm">
          <text:p/>
        </draw:line>
        <draw:line draw:style-name="gr3" draw:text-style-name="P3" draw:layer="layout" svg:x1="8.6cm" svg:y1="13.1cm" svg:x2="13.5cm" svg:y2="10.5cm">
          <text:p/>
        </draw:line>
        <draw:custom-shape draw:style-name="gr4" draw:text-style-name="P3" draw:layer="layout" svg:width="1.7cm" svg:height="1.7cm" svg:x="1.7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layer="layout" svg:width="1.7cm" svg:height="1.7cm" svg:x="3.9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layer="layout" svg:width="1.7cm" svg:height="1.7cm" svg:x="6.1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layer="layout" svg:width="1.7cm" svg:height="1.7cm" svg:x="8.3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layer="layout" svg:width="1.7cm" svg:height="1.7cm" svg:x="2.5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layer="layout" svg:width="1.7cm" svg:height="1.7cm" svg:x="4.8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layer="layout" svg:width="1.7cm" svg:height="1.7cm" svg:x="7.2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layer="layout" svg:width="1.7cm" svg:height="1.7cm" svg:x="17.5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layer="layout" svg:width="1.7cm" svg:height="1.7cm" svg:x="17.5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layer="layout" svg:width="1.7cm" svg:height="1.7cm" svg:x="17.5cm" svg:y="8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layer="layout" svg:width="1.7cm" svg:height="1.7cm" svg:x="17.5cm" svg:y="10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5" draw:text-style-name="P3" draw:layer="layout" svg:x1="3.3cm" svg:y1="7.9cm" svg:x2="4.4cm" svg:y2="6.8cm">
          <text:p/>
        </draw:line>
        <draw:line draw:style-name="gr6" draw:text-style-name="P3" draw:layer="layout" svg:x1="5.7cm" svg:y1="6.8cm" svg:x2="5.6cm" svg:y2="8.1cm">
          <text:p/>
        </draw:line>
        <draw:line draw:style-name="gr6" draw:text-style-name="P3" draw:layer="layout" svg:x1="6.7cm" svg:y1="6.8cm" svg:x2="8cm" svg:y2="8.1cm">
          <text:p/>
        </draw:line>
        <draw:line draw:style-name="gr6" draw:text-style-name="P3" draw:layer="layout" svg:x1="17.5cm" svg:y1="4.6cm" svg:x2="16.3cm" svg:y2="7cm">
          <text:p/>
        </draw:line>
        <draw:line draw:style-name="gr6" draw:text-style-name="P3" draw:layer="layout" svg:x1="17.5cm" svg:y1="6.8cm" svg:x2="16.4cm" svg:y2="7.7cm">
          <text:p/>
        </draw:line>
        <draw:line draw:style-name="gr6" draw:text-style-name="P3" draw:layer="layout" svg:x1="17.5cm" svg:y1="9.2cm" svg:x2="16.4cm" svg:y2="8.5cm">
          <text:p/>
        </draw:line>
        <draw:line draw:style-name="gr6" draw:text-style-name="P3" draw:layer="layout" svg:x1="17.5cm" svg:y1="11.4cm" svg:x2="16.4cm" svg:y2="9.6cm">
          <text:p/>
        </draw:line>
        <draw:line draw:style-name="gr6" draw:text-style-name="P3" draw:layer="layout" svg:x1="2.6cm" svg:y1="17.3cm" svg:x2="4.1cm" svg:y2="14.8cm">
          <text:p/>
        </draw:line>
        <draw:line draw:style-name="gr6" draw:text-style-name="P3" draw:layer="layout" svg:x1="4.7cm" svg:y1="17.4cm" svg:x2="5.3cm" svg:y2="14.8cm">
          <text:p/>
        </draw:line>
        <draw:line draw:style-name="gr6" draw:text-style-name="P3" draw:layer="layout" svg:x1="7cm" svg:y1="17.4cm" svg:x2="6.2cm" svg:y2="14.9cm">
          <text:p/>
        </draw:line>
        <draw:line draw:style-name="gr6" draw:text-style-name="P3" draw:layer="layout" svg:x1="9.1cm" svg:y1="17.3cm" svg:x2="7.3cm" svg:y2="14.9cm">
          <text:p/>
        </draw:line>
        <draw:custom-shape draw:style-name="gr7" draw:text-style-name="P4" draw:layer="layout" svg:width="3.7cm" svg:height="1.4cm" svg:x="10.8cm" svg:y="2.9cm">
          <text:p text:style-name="P4"><text:span text:style-name="T2">NickServ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6" draw:text-style-name="P3" draw:layer="layout" svg:x1="10.8cm" svg:y1="3.7cm" svg:x2="8.6cm" svg:y2="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2T10:21:04</meta:creation-date>
    <dc:date>2013-10-22T11:00:08</dc:date>
    <meta:editing-duration>PT8M14S</meta:editing-duration>
    <meta:editing-cycles>1</meta:editing-cycles>
    <meta:document-statistic meta:object-count="29"/>
    <meta:generator>LibreOffice/3.6$Linux_X86_64 LibreOffice_project/360m1$Build-2</meta:generator>
  </office:meta>
</office:document-meta>
</file>